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  <style:text-properties style:font-name="Helvetica"/>
    </style:style>
    <style:style style:name="P2" style:family="paragraph" style:parent-style-name="Standard">
      <style:text-properties style:font-name="Helvetica"/>
    </style:style>
    <style:style style:name="P3" style:family="paragraph" style:parent-style-name="Standard">
      <style:text-properties style:font-name="Helvetica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Helveti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%=droitEcheanceDossier_no_label=% : %=droitEcheanceDossier_no_val=%</text:p>
      <text:p text:style-name="P3">%=droitEcheanceAffilieInd_no_label=% : %=droitEcheanceAffilieInd_no_val=% </text:p>
      <text:p text:style-name="P3">%=droitEcheanceAlloc_nss_label=% : %=droitEcheanceAlloc_nss_val=%</text:p>
      <text:p text:style-name="P3"/>
      <text:p text:style-name="P2"/>
      <text:p text:style-name="P3">%=droitEcheanceAllocataire_concerne_label=% - %=droitEcheanceAllocataire_concerne_val=%</text:p>
      <text:p text:style-name="P2"/>
      <text:p text:style-name="P2"/>
      <text:p text:style-name="P2"/>
      <text:p text:style-name="P2">%=droitEcheanceAllocataireInd_politesse=%</text:p>
      <text:p text:style-name="P2"/>
      <text:p text:style-name="P2"/>
      <text:p text:style-name="P2">%=droitEcheanceAllocataireInd_texteDebut=%</text:p>
      <text:p text:style-name="P2"/>
      <text:p text:style-name="P2">%#include AL/CCVD/echeances/listeDroitsEcheancesAllocataire#%</text:p>
      <text:p text:style-name="P2"/>
      <text:p text:style-name="P4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2"/>
      <text:p text:style-name="P4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lga </dc:creator>
    <dc:date>2015-11-25T13:42:32.15</dc:date>
    <meta:editing-cycles>56</meta:editing-cycles>
    <meta:editing-duration>PT18H38M59S</meta:editing-duration>
    <meta:document-statistic meta:table-count="0" meta:image-count="0" meta:object-count="0" meta:page-count="1" meta:paragraph-count="9" meta:word-count="22" meta:character-count="705"/>
    <meta:user-defined meta:name="Info 1"/>
    <meta:user-defined meta:name="Info 2"/>
    <meta:user-defined meta:name="Info 3"/>
    <meta:user-defined meta:name="Info 4"/>
  </office:meta>
</office:document-meta>
</file>